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17.02cm" fo:margin-left="-0.023cm" fo:margin-right="0.002cm" table:align="margins"/>
    </style:style>
    <style:style style:name="Table2.A" style:family="table-column">
      <style:table-column-properties style:column-width="5.957cm" style:rel-column-width="22933*"/>
    </style:style>
    <style:style style:name="Table2.B" style:family="table-column">
      <style:table-column-properties style:column-width="5.607cm" style:rel-column-width="21589*"/>
    </style:style>
    <style:style style:name="Table2.C" style:family="table-column">
      <style:table-column-properties style:column-width="5.457cm" style:rel-column-width="21013*"/>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02cm" fo:margin-left="-0.023cm" fo:margin-right="0.002cm" fo:break-before="page" table:align="margins"/>
    </style:style>
    <style:style style:name="Table1.A" style:family="table-column">
      <style:table-column-properties style:column-width="5.957cm" style:rel-column-width="22933*"/>
    </style:style>
    <style:style style:name="Table1.B" style:family="table-column">
      <style:table-column-properties style:column-width="5.607cm" style:rel-column-width="21589*"/>
    </style:style>
    <style:style style:name="Table1.C" style:family="table-column">
      <style:table-column-properties style:column-width="5.457cm" style:rel-column-width="21013*"/>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02cm" fo:margin-left="-0.023cm" fo:margin-right="0.002cm" fo:break-before="page" table:align="margins"/>
    </style:style>
    <style:style style:name="Table3.A" style:family="table-column">
      <style:table-column-properties style:column-width="5.957cm" style:rel-column-width="22933*"/>
    </style:style>
    <style:style style:name="Table3.B" style:family="table-column">
      <style:table-column-properties style:column-width="5.607cm" style:rel-column-width="21589*"/>
    </style:style>
    <style:style style:name="Table3.C" style:family="table-column">
      <style:table-column-properties style:column-width="5.457cm" style:rel-column-width="21013*"/>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66cm" style:rel-column-width="21845*"/>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Heading_20_2">
      <style:paragraph-properties fo:break-before="page"/>
    </style:style>
    <style:style style:name="P7" style:family="paragraph" style:parent-style-name="Table_20_Contents">
      <style:text-properties style:font-name="Arial1"/>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3"/>
    <style:style style:name="P10" style:family="paragraph" style:parent-style-name="Text_20_body" style:list-style-name="L4"/>
    <style:style style:name="P11" style:family="paragraph" style:parent-style-name="Heading_20_2" style:list-style-name="L5"/>
    <style:style style:name="P12" style:family="paragraph" style:parent-style-name="Text_20_body" style:list-style-name="L5">
      <style:paragraph-properties fo:margin-left="2cm" fo:margin-right="0cm" fo:text-indent="0cm" style:auto-text-indent="false"/>
    </style:style>
    <style:style style:name="P13" style:family="paragraph" style:parent-style-name="Heading_20_1">
      <style:paragraph-properties fo:margin-left="0cm" fo:margin-right="0cm" fo:text-indent="0cm" style:auto-text-indent="false"/>
    </style:style>
    <style:style style:name="P14" style:family="paragraph" style:parent-style-name="Heading_20_1">
      <style:paragraph-properties fo:margin-left="0cm" fo:margin-right="0cm" fo:text-indent="0cm" style:auto-text-indent="false" fo:break-before="page"/>
    </style:style>
    <style:style style:name="P15" style:family="paragraph" style:parent-style-name="Text_20_body" style:list-style-name="L6"/>
    <style:style style:name="P16" style:family="paragraph" style:parent-style-name="Text_20_body" style:list-style-name="L7"/>
    <style:style style:name="T1"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Heading">itracker 3 Developers Reference Manual </text:p>
      <text:p text:style-name="Text_20_body"/>
      <text:p text:style-name="Text_20_body">Please all developers: whenever you want to tell other developers something, that maybe is of interest for developers that join later, maybe it should be put into this master document, instead of only sending it to the dev mailing list. Here we will guide new developers into our project.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2</text:p>
          <text:p text:style-name="P2">The Basic Architecture<text:tab/>2</text:p>
          <text:p text:style-name="P1">Important itracker Classes<text:tab/>3</text:p>
          <text:p text:style-name="P2">A Short Description Of The Entities<text:tab/>6</text:p>
          <text:p text:style-name="P1">Application Startup Initialization<text:tab/>8</text:p>
          <text:p text:style-name="P1">Test Driven Development<text:tab/>9</text:p>
          <text:p text:style-name="P1">Build Processes<text:tab/>10</text:p>
          <text:p text:style-name="P2">Ant<text:tab/>10</text:p>
          <text:p text:style-name="P2">Maven 2<text:tab/>10</text:p>
          <text:p text:style-name="P1">Planned Refactorings<text:tab/>11</text:p>
          <text:p text:style-name="P2">GUI transportation<text:tab/>11</text:p>
          <text:p text:style-name="P1">Refactorings, currently ongoing: <text:tab/>12</text:p>
          <text:p text:style-name="P2">Getting the logic out of the JSPs into the Actions<text:tab/>12</text:p>
          <text:p text:style-name="P1">Setting up your development environment<text:tab/>13</text:p>
          <text:p text:style-name="P2">How to develop with Netbeans<text:tab/>13</text:p>
          <text:p text:style-name="P2">How to develop with Eclipse<text:tab/>13</text:p>
          <text:p text:style-name="P1">Source Code Management<text:tab/>14</text:p>
          <text:p text:style-name="P2">svn<text:tab/>14</text:p>
          <text:p text:style-name="P3">trunk<text:tab/>14</text:p>
          <text:p text:style-name="P3">tags<text:tab/>14</text:p>
          <text:p text:style-name="P3">branch<text:tab/>14</text:p>
        </text:index-body>
      </text:table-of-content>
      <text:p text:style-name="Standard"/>
      <text:p text:style-name="Standard"/>
      <text:p text:style-name="Standard"/>
      <text:h text:style-name="Heading_20_1" text:outline-level="1"/>
      <text:h text:style-name="P4" text:outline-level="1">Introduction</text:h>
      <text:p text:style-name="Standard"/>
      <text:p text:style-name="Text_20_body">This is documentation that helps explain the Source Code. This is very much work in progress, since we are reverse engineering the meaning of the source code... </text:p>
      <text:h text:style-name="Heading_20_2" text:outline-level="2">The Basic Architecture</text:h>
      <text:p text:style-name="Text_20_body">itracker 3.0 (the subversion itracker branch ) is based on </text:p>
      <text:list text:style-name="L2">
        <text:list-item>
          <text:p text:style-name="P5">Struts 1.3</text:p>
        </text:list-item>
        <text:list-item>
          <text:p text:style-name="P5">Spring 2.0 </text:p>
        </text:list-item>
        <text:list-item>
          <text:p text:style-name="P5">Hibernate 3</text:p>
        </text:list-item>
      </text:list>
      <text:h text:style-name="P4" text:outline-level="1">Important itracker Classes</text:h>
      <text:p text:style-name="Text_20_body">Important classes to learn about first:</text:p>
      <text:p text:style-name="Standard"/>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Table_20_Heading">Web GUI Layer</text:p>
            </table:table-cell>
            <table:covered-table-cell/>
            <table:covered-table-cell/>
          </table:table-row>
        </table:table-header-rows>
        <table:table-row>
          <table:table-cell table:style-name="Table2.A2" office:value-type="string">
            <text:p text:style-name="Table_20_Contents">JSPs </text:p>
          </table:table-cell>
          <table:table-cell table:style-name="Table2.A2" office:value-type="string">
            <text:p text:style-name="Table_20_Contents">(those are the view layer). </text:p>
          </table:table-cell>
          <table:table-cell table:style-name="Table2.C2" office:value-type="string">
            <text:p text:style-name="Table_20_Contents">We are planing to have all logic removed from the JSP into the Actions, with Hibernate beans (the new model), and some Presentation Transfer Objects (ptos, Struts forms) for transport to and from the web GUI.</text:p>
          </table:table-cell>
        </table:table-row>
        <table:table-row>
          <table:table-cell table:style-name="Table2.A2" office:value-type="string">
            <text:p text:style-name="Table_20_Contents">Actions </text:p>
          </table:table-cell>
          <table:table-cell table:style-name="Table2.A2" office:value-type="string">
            <text:p text:style-name="Table_20_Contents">(those are the web actions that populate the view layer)</text:p>
          </table:table-cell>
          <table:table-cell table:style-name="Table2.C2" office:value-type="string">
            <text:p text:style-name="Table_20_Contents"/>
          </table:table-cell>
        </table:table-row>
        <table:table-row>
          <table:table-cell table:style-name="Table2.A2" office:value-type="string">
            <text:p text:style-name="Table_20_Contents">PTO (presentation transfer objects)</text:p>
          </table:table-cell>
          <table:table-cell table:style-name="Table2.A2" office:value-type="string">
            <text:p text:style-name="Table_20_Contents">We are now introducing these Objects to transport certain information to the view (when we refactor the JSPs to not call Java services directly anymore which is not allowed in the current JSP specs, but get all Objects from the Actions). This is needed and according to the EJB3 / Pojo Best Practices this will be still needed in certain cases. The idea is that the Domain model is not badly influenced by the GUI that accesses the Service layer (there might be multiple GUIs or Service consumers, etc.). Therefore in some case when need such PTOs. </text:p>
          </table:table-cell>
          <table:table-cell table:style-name="Table2.C2" office:value-type="string">
            <text:p text:style-name="Table_20_Contents">We will refactor away all the non standard taglibs. </text:p>
          </table:table-cell>
        </table:table-row>
        <table:table-row>
          <table:table-cell table:style-name="Table2.A2" office:value-type="string">
            <text:p text:style-name="Table_20_Contents">Non standard taglibs</text:p>
          </table:table-cell>
          <table:table-cell table:style-name="Table2.A2" office:value-type="string">
            <text:p text:style-name="Table_20_Contents">Deprecated.</text:p>
          </table:table-cell>
          <table:table-cell table:style-name="Table2.C2" office:value-type="string">
            <text:p text:style-name="Table_20_Contents">We will most probably refactor away all the non standard taglibs. </text:p>
          </table:table-cell>
        </table:table-row>
      </table:table>
      <text:p text:style-name="Standard"/>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Business Services Layer</text:p>
            </table:table-cell>
            <table:covered-table-cell/>
            <table:covered-table-cell/>
          </table:table-row>
        </table:table-header-rows>
        <table:table-row>
          <table:table-cell table:style-name="Table1.A2" office:value-type="string">
            <text:p text:style-name="Table_20_Contents">Services <text:s/></text:p>
          </table:table-cell>
          <table:table-cell table:style-name="Table1.A2" office:value-type="string">
            <text:p text:style-name="Table_20_Contents">(those are the Services that usually get called by the web Actions or other future GUIs such as Portlets, JSF, etc. )</text:p>
          </table:table-cell>
          <table:table-cell table:style-name="Table1.C2" office:value-type="string">
            <text:p text:style-name="Table_20_Contents">(the Services are still called from the JSPs, but we are moving all service instantiations and service calls out of the JSP, because it's not meant to be like that in the current JSP specs, but actually JBoss Seam is giving a new idea here, but we are not using Seam. We populate all GUI variables in the Struts Actions, and we are working towards this kind of seperation)</text:p>
          </table:table-cell>
        </table:table-row>
        <table:table-row>
          <table:table-cell table:style-name="Table1.A2" office:value-type="string">
            <text:p text:style-name="Table_20_Contents">ServiceImpl </text:p>
          </table:table-cell>
          <table:table-cell table:style-name="Table1.A2" office:value-type="string">
            <text:p text:style-name="Table_20_Contents">(those are the implementations of the Service Interfaces)</text:p>
          </table:table-cell>
          <table:table-cell table:style-name="Table1.C2" office:value-type="string">
            <text:p text:style-name="Table_20_Contents"><text:s/></text:p>
          </table:table-cell>
        </table:table-row>
        <table:table-row>
          <table:table-cell table:style-name="Table1.A2" office:value-type="string">
            <text:p text:style-name="Table_20_Contents">Entity </text:p>
          </table:table-cell>
          <table:table-cell table:style-name="Table1.A2" office:value-type="string">
            <text:p text:style-name="Table_20_Contents">(those are the Hibernate Pojo beans)</text:p>
          </table:table-cell>
          <table:table-cell table:style-name="Table1.C2" office:value-type="string">
            <text:p text:style-name="Table_20_Contents">Those will become the main Domain Model! We will refactor their name to plain words such as Issue, Project, etc. (meaning we will leave away the Bean suffix). </text:p>
          </table:table-cell>
        </table:table-row>
        <table:table-row>
          <table:table-cell table:style-name="Table1.A2" office:value-type="string">
            <text:p text:style-name="Table_20_Contents">EntityModel (deprecated and not used anymore)</text:p>
          </table:table-cell>
          <table:table-cell table:style-name="Table1.A2" office:value-type="string">
            <text:p text:style-name="Table_20_Contents">(those are the Model beans that are primarly used by the GUI clients, i.e. Struts for now)</text:p>
          </table:table-cell>
          <table:table-cell table:style-name="Table1.C2" office:value-type="string">
            <text:p text:style-name="Table_20_Contents">(Originaly they were used as the Domain model in the EJB times. Now there is discussion of replacing them with the HibernateBeans, the new Model. But this refactoring is scheduled for the R3.1 release since it could introduce instability). </text:p>
          </table:table-cell>
        </table:table-row>
      </table:table>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Table_20_Heading">Persistence Layer</text:p>
            </table:table-cell>
            <table:covered-table-cell/>
            <table:covered-table-cell/>
          </table:table-row>
        </table:table-header-rows>
        <table:table-row>
          <table:table-cell table:style-name="Table3.A2" office:value-type="string">
            <text:p text:style-name="Table_20_Contents">EntityDAO</text:p>
          </table:table-cell>
          <table:table-cell table:style-name="Table3.A2" office:value-type="string">
            <text:p text:style-name="Table_20_Contents">(those are the Hibernate DAO beans)</text:p>
          </table:table-cell>
          <table:table-cell table:style-name="Table3.C2" office:value-type="string">
            <text:p text:style-name="Table_20_Contents">(??? those seem to be referenced by the Services. And they are referenced by applicationContext.xml, so there seems to be some meaning in them...). <text:s/></text:p>
          </table:table-cell>
        </table:table-row>
      </table:table>
      <text:h text:style-name="Heading_20_1" text:outline-level="1"/>
      <text:h text:style-name="P6" text:outline-level="2">A Short Description Of The Entities</text:h>
      <text:p text:style-name="Text_20_body">Here we will put a short description about the entities:</text:p>
      <table:table table:name="Table4" table:style-name="Table4">
        <table:table-column table:style-name="Table4.A" table:number-columns-repeated="3"/>
        <table:table-row>
          <table:table-cell table:style-name="Table4.A1" table:number-columns-spanned="3" office:value-type="string">
            <text:p text:style-name="Table_20_Heading">The mother: </text:p>
          </table:table-cell>
          <table:covered-table-cell/>
          <table:covered-table-cell/>
        </table:table-row>
        <table:table-row>
          <table:table-cell table:style-name="Table4.A2" office:value-type="string">
            <text:p text:style-name="Table_20_Contents">AbstractBean</text:p>
          </table:table-cell>
          <table:table-cell table:style-name="Table4.B2" table:number-columns-spanned="2" office:value-type="string">
            <text:p text:style-name="P7"/>
          </table:table-cell>
          <table:covered-table-cell/>
        </table:table-row>
        <table:table-row>
          <table:table-cell table:style-name="Table4.B2" table:number-columns-spanned="3" office:value-type="string">
            <text:p text:style-name="Table_20_Heading">The core entities: </text:p>
          </table:table-cell>
          <table:covered-table-cell/>
          <table:covered-table-cell/>
        </table:table-row>
        <table:table-row>
          <table:table-cell table:style-name="Table4.A2" office:value-type="string">
            <text:p text:style-name="Table_20_Contents">Issue</text:p>
          </table:table-cell>
          <table:table-cell table:style-name="Table4.B2" table:number-columns-spanned="2" office:value-type="string">
            <text:p text:style-name="P7"/>
          </table:table-cell>
          <table:covered-table-cell/>
        </table:table-row>
        <table:table-row>
          <table:table-cell table:style-name="Table4.A2" office:value-type="string">
            <text:p text:style-name="Table_20_Contents">User</text:p>
          </table:table-cell>
          <table:table-cell table:style-name="Table4.B2" table:number-columns-spanned="2" office:value-type="string">
            <text:p text:style-name="P7"/>
          </table:table-cell>
          <table:covered-table-cell/>
        </table:table-row>
        <table:table-row>
          <table:table-cell table:style-name="Table4.A2" office:value-type="string">
            <text:p text:style-name="Table_20_Contents">Project</text:p>
          </table:table-cell>
          <table:table-cell table:style-name="Table4.B2" table:number-columns-spanned="2" office:value-type="string">
            <text:p text:style-name="P7"/>
          </table:table-cell>
          <table:covered-table-cell/>
        </table:table-row>
        <table:table-row>
          <table:table-cell table:style-name="Table4.A2" office:value-type="string">
            <text:p text:style-name="Table_20_Contents">Permission</text:p>
          </table:table-cell>
          <table:table-cell table:style-name="Table4.B2" table:number-columns-spanned="2" office:value-type="string">
            <text:p text:style-name="P7"/>
          </table:table-cell>
          <table:covered-table-cell/>
        </table:table-row>
        <table:table-row>
          <table:table-cell table:style-name="Table4.B2" table:number-columns-spanned="3" office:value-type="string">
            <text:p text:style-name="Table_20_Heading">The entities that are related to the core entities: </text:p>
          </table:table-cell>
          <table:covered-table-cell/>
          <table:covered-table-cell/>
        </table:table-row>
        <table:table-row>
          <table:table-cell table:style-name="Table4.A2" office:value-type="string">
            <text:p text:style-name="Table_20_Contents">Issue: </text:p>
          </table:table-cell>
          <table:table-cell table:style-name="Table4.A2" office:value-type="string">
            <text:p text:style-name="Table_20_Contents">IssueActivity</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Attachmen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Field</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History</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Relation</text:p>
          </table:table-cell>
          <table:table-cell table:style-name="Table4.B2" office:value-type="string">
            <text:p text:style-name="Table_20_Contents"/>
          </table:table-cell>
        </table:table-row>
        <table:table-row>
          <table:table-cell table:style-name="Table4.A2" office:value-type="string">
            <text:p text:style-name="Table_20_Contents">User: </text:p>
          </table:table-cell>
          <table:table-cell table:style-name="Table4.A2" office:value-type="string">
            <text:p text:style-name="Table_20_Contents">UserPreferences</text:p>
          </table:table-cell>
          <table:table-cell table:style-name="Table4.B2" office:value-type="string">
            <text:p text:style-name="Table_20_Contents"/>
          </table:table-cell>
        </table:table-row>
        <table:table-row>
          <table:table-cell table:style-name="Table4.A2" office:value-type="string">
            <text:p text:style-name="Table_20_Contents">Project: </text:p>
          </table:table-cell>
          <table:table-cell table:style-name="Table4.A2" office:value-type="string">
            <text:p text:style-name="Table_20_Contents">Component</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CustomField</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CustomFieldValue</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ProjectScript</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text:s/>Version</text:p>
          </table:table-cell>
          <table:table-cell table:style-name="Table4.B2" office:value-type="string">
            <text:p text:style-name="P7"/>
          </table:table-cell>
        </table:table-row>
        <table:table-row>
          <table:table-cell table:style-name="Table4.A2" office:value-type="string">
            <text:p text:style-name="Table_20_Contents">Permission: </text:p>
          </table:table-cell>
          <table:table-cell table:style-name="Table4.A2" office:value-type="string">
            <text:p text:style-name="Table_20_Contents">PermissionType</text:p>
          </table:table-cell>
          <table:table-cell table:style-name="Table4.B2" office:value-type="string">
            <text:p text:style-name="Table_20_Contents"/>
          </table:table-cell>
        </table:table-row>
        <table:table-row>
          <table:table-cell table:style-name="Table4.B2" table:number-columns-spanned="3" office:value-type="string">
            <text:p text:style-name="Table_20_Heading">Other entities: </text:p>
          </table:table-cell>
          <table:covered-table-cell/>
          <table:covered-table-cell/>
        </table:table-row>
        <table:table-row>
          <table:table-cell table:style-name="Table4.A2" office:value-type="string">
            <text:p text:style-name="Table_20_Contents"/>
          </table:table-cell>
          <table:table-cell table:style-name="Table4.A2" office:value-type="string">
            <text:p text:style-name="Table_20_Contents">IssueSearchQuery</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Notification</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Repor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ScheduledTask</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WorkflowScript</text:p>
          </table:table-cell>
          <table:table-cell table:style-name="Table4.B2" office:value-type="string">
            <text:p text:style-name="Table_20_Contents"/>
          </table:table-cell>
        </table:table-row>
        <table:table-row>
          <table:table-cell table:style-name="Table4.B2" table:number-columns-spanned="3" office:value-type="string">
            <text:p text:style-name="Table_20_Heading">The system entities: </text:p>
          </table:table-cell>
          <table:covered-table-cell/>
          <table:covered-table-cell/>
        </table:table-row>
        <table:table-row>
          <table:table-cell table:style-name="Table4.A2" office:value-type="string">
            <text:p text:style-name="Table_20_Contents"/>
          </table:table-cell>
          <table:table-cell table:style-name="Table4.A2" office:value-type="string">
            <text:p text:style-name="Table_20_Contents">Configuration</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mportDataModel</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Language</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NameValuePair</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SystemConfiguration</text:p>
          </table:table-cell>
          <table:table-cell table:style-name="Table4.B2" office:value-type="string">
            <text:p text:style-name="Table_20_Contents"/>
          </table:table-cell>
        </table:table-row>
      </table:table>
      <text:p text:style-name="Text_20_body"/>
      <text:p text:style-name="Text_20_body"/>
      <text:p text:style-name="Text_20_body"/>
      <text:p text:style-name="P8"/>
      <text:p text:style-name="Text_20_body"/>
      <text:p text:style-name="P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P4" text:outline-level="1">Application Startup Initialization</text:h>
      <text:p text:style-name="Text_20_body">The application does some things at startup. </text:p>
      <text:p text:style-name="Text_20_body">I don't exactly know, but it seems like it does this: </text:p>
      <text:list text:style-name="L3">
        <text:list-item>
          <text:p text:style-name="P9"><text:span text:style-name="T1">The Spring Stuff is getting initalized...</text:span> and the Objects get created... this is kind of magic ;-&gt; (can somebody please explain what exactly is happening?). If you are unsure what is happening: you can debug it and see a bit what is happening while it happens. </text:p>
        </text:list-item>
        <text:list-item>
          <text:p text:style-name="P9"><text:span text:style-name="T1">Create the Database schema, if the Database is not there.</text:span> This is being done by Hibernate. </text:p>
        </text:list-item>
        <text:list-item>
          <text:p text:style-name="P9"><text:span text:style-name="T1">Populate the Language Objects in the Database from Property Files</text:span> (there is some properties files that contain about 600 properties. The right file is chosen, and for each property it's check if it is in the database, and then if not, it's being written into the database. After that the language is populate into the Database and being taken from there. The application is fully multi language enabled. Wow, great job – let's keep this). </text:p>
          <text:p text:style-name="P9"/>
        </text:list-item>
      </text:list>
      <text:p text:style-name="Heading"/>
      <text:h text:style-name="P4" text:outline-level="1">Test Driven Development</text:h>
      <text:p text:style-name="Text_20_body">&lt;to be written&gt; (we currently use Maven 2 for testing). Why shall we try to establish a test driven development? Because we expect to get higher development speed as a team, as well as less bugs, and more space for stable refactoring (code improvement) if we use a test driven development approach. The current testing setup covers a in-memory database, with artificial test data, and it allows to test and debug functions without starting a large-scale database, without time-consuming clicking on a webapp, and with faster startup time. </text:p>
      <text:p text:style-name="Text_20_body"/>
      <text:h text:style-name="Heading_20_1" text:outline-level="1"/>
      <text:h text:style-name="P4" text:outline-level="1">Build Processes</text:h>
      <text:h text:style-name="Heading_20_2" text:outline-level="2">Ant</text:h>
      <text:p text:style-name="Text_20_body">To be described. </text:p>
      <text:h text:style-name="Heading_20_2" text:outline-level="2">Maven 2</text:h>
      <text:p text:style-name="Text_20_body">itracker is now buildable using Maven 2. If you want to build using Maven 2 take note that you have to delete first the jar files in web/WEB-INF/lib. Maven 2 will take care of it automatically when generating the WAR file.</text:p>
      <text:p text:style-name="Text_20_body">It is very important that we have a repeatable build process.</text:p>
      <text:p text:style-name="Text_20_body"/>
      <text:p text:style-name="Text_20_body">HOW TO:</text:p>
      <text:p text:style-name="Text_20_body">1. How to build the project:</text:p>
      <text:p text:style-name="Text_20_body">mvn package -Dmaven.test.skip=true<text:line-break/>This command will produce a war file located in the [target] folder. The unit tests are failing for now but will be fixed soon.</text:p>
      <text:p text:style-name="Text_20_body"><text:line-break/>2. Generating SQL Scripts.</text:p>
      <text:list text:style-name="L4">
        <text:list-item>
          <text:p text:style-name="P10">Configure the hibernate dialect you want to use. The hibernate dialect determine which database you want to connect to. The setting is located in the file itracker/web/WEB-INF/hibernate.properties<text:line-break/><text:line-break/>Example:<text:line-break/>hibernate.dialect=org.hibernate.dialect.MySQLDialect<text:line-break/><text:line-break/>A list of available Hibernate dialects can be found here:<text:line-break/><text:a xlink:type="simple" xlink:href="http://www.hibernate.org/hib_docs/v3/api/org/hibernate/dialect/package-summary.html">http://www.hibernate.org/hib_docs/v3/api/org/hibernate/dialect/package-summary.html</text:a><text:line-break/></text:p>
        </text:list-item>
        <text:list-item>
          <text:p text:style-name="P10">Execute Maven with the following command:<text:line-break/><text:line-break/>mvn process-classes<text:line-break/><text:line-break/>It will produce two files in the target/generated-sources folder<text:line-break/>a. hibernate.cfg.xml – Hibernate hbm mapping definition.<text:line-break/>b. itracker.sql – This is the SQL Script that you need.</text:p>
        </text:list-item>
      </text:list>
      <text:p text:style-name="Heading"/>
      <text:h text:style-name="P4" text:outline-level="1">Planned Refactorings</text:h>
      <text:list text:style-name="L5">
        <text:list-item>
          <text:list>
            <text:list-header>
              <text:h text:style-name="P11" text:outline-level="2" text:is-list-header="true">GUI transportation</text:h>
            </text:list-header>
          </text:list>
        </text:list-item>
        <text:list-item>
          <text:p text:style-name="P12">I think we only need Hibernate POJOs (xxxBean) and Service(xxxHandler)beans, and some PTOs (ptos, and Struts forms) for GUI transportation. </text:p>
        </text:list-item>
      </text:list>
      <text:h text:style-name="Heading_20_2" text:outline-level="2" text:is-list-header="true"/>
      <text:h text:style-name="P4" text:outline-level="1">Refactorings, currently ongoing: </text:h>
      <text:list text:style-name="L5">
        <text:list-item>
          <text:list>
            <text:list-header>
              <text:h text:style-name="P11" text:outline-level="2" text:is-list-header="true" text:restart-numbering="true" text:start-value="1">Getting the logic out of the JSPs into the Actions</text:h>
            </text:list-header>
          </text:list>
        </text:list-item>
        <text:list-item>
          <text:p text:style-name="P12">This is an ongoing task.</text:p>
          <text:p text:style-name="P12"/>
        </text:list-item>
      </text:list>
      <text:h text:style-name="P13" text:outline-level="1"/>
      <text:h text:style-name="P14" text:outline-level="1">Setting up your development environment</text:h>
      <text:h text:style-name="Heading_20_2" text:outline-level="2">How to develop with Netbeans</text:h>
      <text:p text:style-name="Text_20_body">(to be written)</text:p>
      <text:h text:style-name="Heading_20_2" text:outline-level="2">How to develop with Eclipse</text:h>
      <text:list text:style-name="L6">
        <text:list-item>
          <text:p text:style-name="P15">Install a Eclipse edition (recommended: BEA Workshop 3.3, IBM Rational Application Developer 7, MyEclipseIDE, others Eclipse &gt;= 3.2 based tools, etc.)</text:p>
        </text:list-item>
        <text:list-item>
          <text:p text:style-name="P15">Install the following plugins: subclipse, maven2</text:p>
        </text:list-item>
        <text:list-item>
          <text:p text:style-name="P15">Install MySQL, create a database itrackerdev accessible by a user “root” using the password “password”.</text:p>
        </text:list-item>
        <text:list-item>
          <text:p text:style-name="P15">Install a Tomcat on your system for development</text:p>
        </text:list-item>
        <text:list-item>
          <text:p text:style-name="P15">Install the JDBC Connector for MySQL somewhere on your harddrive (i.e. on Linux /opt/mysql/)</text:p>
        </text:list-item>
        <text:list-item>
          <text:p text:style-name="P15">Check out the itracker Source (<text:span text:style-name="Teletype">https://itracker.svn.sourceforge.net/svnroot/itracker</text:span> )</text:p>
        </text:list-item>
        <text:list-item>
          <text:p text:style-name="P15">Try to resolve problems with the buildpath: </text:p>
          <text:list>
            <text:list-item>
              <text:p text:style-name="P15">Set a Variable to the MySQL connector</text:p>
            </text:list-item>
            <text:list-item>
              <text:p text:style-name="P15">Include a Tomcat runtime or include the JSP/Servlet jars from $tomcat_home/Tomcat/common/lib</text:p>
            </text:list-item>
            <text:list-item>
              <text:p text:style-name="P15">Add a Library for “Maven2 Managed Dependencies</text:p>
            </text:list-item>
          </text:list>
        </text:list-item>
      </text:list>
      <text:list text:style-name="L7">
        <text:list-item>
          <text:p text:style-name="P16">You don't need Maven 2 for development within Eclipse, but it is a good alternative way since you can run the recommended Junit tests through Maven (including the management of your test environment).</text:p>
        </text:list-item>
        <text:list-item>
          <text:p text:style-name="P16">For Maven 2 to run properly (be able to compile) you need a JDK used instead of the normal Eclipse JRE. You need to configure this in the Eclipse Preferences under the JRE settings (put a JDK, ie. on Windows: C:\Program Files\Java\jdk1.5.0_10\jre)</text:p>
        </text:list-item>
        <text:list-item>
          <text:p text:style-name="P16">Click on pom.xml (the Maven project build config file) and run a Maven build by using the typed in goals “clean test”. </text:p>
        </text:list-item>
        <text:list-item>
          <text:p text:style-name="P16">Independend from the Maven success you need to install and start the application in Tomcat from within Eclipse. The MySQL must be running, else itracker will not like it at startup. In case itracker starts up nicely in Tomcat, you can access it through <text:a xlink:type="simple" xlink:href="http://localhost:8080/itracker">http://localhost:8080/itracker</text:a>, and log in using admin, admin. </text:p>
        </text:list-item>
        <text:list-item>
          <text:p text:style-name="P16">Please follow the developers on the mailing list and read the FAQ section of the itracker website for other information about getting started with itracker development.</text:p>
        </text:list-item>
      </text:list>
      <text:p text:style-name="Text_20_body"/>
      <text:h text:style-name="P4" text:outline-level="1">Source Code Management</text:h>
      <text:h text:style-name="Heading_20_2" text:outline-level="2">svn</text:h>
      <text:h text:style-name="Heading_20_3" text:outline-level="3">trunk</text:h>
      <text:p text:style-name="Text_20_body">Current development</text:p>
      <text:h text:style-name="Heading_20_3" text:outline-level="3">tags</text:h>
      <text:p text:style-name="Text_20_body">Each product release goes here</text:p>
      <text:h text:style-name="Heading_20_3" text:outline-level="3">branch</text:h>
      <text:p text:style-name="Text_20_body">When a developer/s wanted to experiment on something without disrupting others we create a branch and when that code is stabilized it is eventually merged to the tru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text-indent="0cm" style:auto-text-indent="false"/>
      <style:text-properties style:font-name="Arial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font-weight="bold"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499cm" fo:margin-right="0cm" fo:text-indent="0c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style:font-name="Arial2"/>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rky Goldstein</meta:initial-creator>
    <meta:creation-date>2006-05-17T09:28:41</meta:creation-date>
    <dc:date>2006-12-13T01:28:19</dc:date>
    <dc:language>en-US</dc:language>
    <meta:editing-cycles>31</meta:editing-cycles>
    <meta:editing-duration>PT2H11M19S</meta:editing-duration>
    <meta:user-defined meta:name="Info 1"/>
    <meta:user-defined meta:name="Info 2"/>
    <meta:user-defined meta:name="Info 3"/>
    <meta:user-defined meta:name="Info 4"/>
    <meta:document-statistic meta:table-count="4" meta:image-count="0" meta:object-count="0" meta:page-count="14" meta:paragraph-count="153" meta:word-count="1515" meta:character-count="9300"/>
  </office:meta>
</office:document-meta>
</file>